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Heading_20_1">
      <style:text-properties officeooo:rsid="00018b46" officeooo:paragraph-rsid="00018b46"/>
    </style:style>
    <style:style style:name="P4" style:family="paragraph" style:parent-style-name="Heading_20_1">
      <style:text-properties officeooo:rsid="00045c2f" officeooo:paragraph-rsid="00045c2f"/>
    </style:style>
    <style:style style:name="P5" style:family="paragraph" style:parent-style-name="Heading_20_2">
      <style:text-properties officeooo:rsid="0015b67b" officeooo:paragraph-rsid="0015b67b"/>
    </style:style>
    <style:style style:name="P6" style:family="paragraph" style:parent-style-name="Heading_20_2">
      <style:text-properties officeooo:rsid="001edf78" officeooo:paragraph-rsid="001edf78"/>
    </style:style>
    <style:style style:name="P7" style:family="paragraph" style:parent-style-name="Preformatted_20_Text">
      <style:text-properties officeooo:paragraph-rsid="0005798e"/>
    </style:style>
    <style:style style:name="P8" style:family="paragraph" style:parent-style-name="Preformatted_20_Text">
      <style:text-properties officeooo:paragraph-rsid="00063d00"/>
    </style:style>
    <style:style style:name="P9" style:family="paragraph" style:parent-style-name="Preformatted_20_Text">
      <style:text-properties officeooo:paragraph-rsid="0006e0f8"/>
    </style:style>
    <style:style style:name="P10" style:family="paragraph" style:parent-style-name="Preformatted_20_Text">
      <style:text-properties officeooo:rsid="00135982" officeooo:paragraph-rsid="00135982"/>
    </style:style>
    <style:style style:name="P11" style:family="paragraph" style:parent-style-name="Preformatted_20_Text">
      <style:text-properties officeooo:rsid="00176778" officeooo:paragraph-rsid="00176778"/>
    </style:style>
    <style:style style:name="P12" style:family="paragraph" style:parent-style-name="Preformatted_20_Text">
      <style:text-properties officeooo:paragraph-rsid="00176778"/>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paragraph-rsid="001edf78" style:font-size-asian="9pt" style:font-size-complex="9pt"/>
    </style:style>
    <style:style style:name="P15" style:family="paragraph" style:parent-style-name="Text_20_body">
      <style:text-properties officeooo:rsid="0002f4a0" officeooo:paragraph-rsid="0002f4a0"/>
    </style:style>
    <style:style style:name="P16" style:family="paragraph" style:parent-style-name="Text_20_body" style:list-style-name="L1">
      <style:text-properties officeooo:paragraph-rsid="00045c2f"/>
    </style:style>
    <style:style style:name="P17" style:family="paragraph" style:parent-style-name="Text_20_body" style:list-style-name="L1">
      <style:text-properties officeooo:paragraph-rsid="0005798e"/>
    </style:style>
    <style:style style:name="P18" style:family="paragraph" style:parent-style-name="Text_20_body" style:list-style-name="L1">
      <style:text-properties officeooo:rsid="00045c2f" officeooo:paragraph-rsid="00045c2f"/>
    </style:style>
    <style:style style:name="P19" style:family="paragraph" style:parent-style-name="Text_20_body">
      <style:text-properties officeooo:rsid="00063d00" officeooo:paragraph-rsid="00063d00"/>
    </style:style>
    <style:style style:name="P20" style:family="paragraph" style:parent-style-name="Text_20_body" style:list-style-name="L2">
      <style:text-properties officeooo:rsid="00063d00" officeooo:paragraph-rsid="00063d00"/>
    </style:style>
    <style:style style:name="P21" style:family="paragraph" style:parent-style-name="Text_20_body" style:list-style-name="L2">
      <style:text-properties officeooo:rsid="00063d00" officeooo:paragraph-rsid="0006e0f8"/>
    </style:style>
    <style:style style:name="P22" style:family="paragraph" style:parent-style-name="Text_20_body">
      <style:text-properties officeooo:rsid="0006e0f8" officeooo:paragraph-rsid="0006e0f8"/>
    </style:style>
    <style:style style:name="P23" style:family="paragraph" style:parent-style-name="Text_20_body" style:list-style-name="L2">
      <style:text-properties officeooo:paragraph-rsid="0006e0f8"/>
    </style:style>
    <style:style style:name="P24" style:family="paragraph" style:parent-style-name="Text_20_body">
      <style:text-properties officeooo:paragraph-rsid="0015ab7b"/>
    </style:style>
    <style:style style:name="P25" style:family="paragraph" style:parent-style-name="Text_20_body" style:list-style-name="L3">
      <style:text-properties officeooo:rsid="0015ab7b" officeooo:paragraph-rsid="0015ab7b"/>
    </style:style>
    <style:style style:name="P26" style:family="paragraph" style:parent-style-name="Text_20_body" style:list-style-name="L3"/>
    <style:style style:name="P27" style:family="paragraph" style:parent-style-name="Text_20_body" style:list-style-name="L3">
      <style:text-properties officeooo:paragraph-rsid="0015ab7b"/>
    </style:style>
    <style:style style:name="P28" style:family="paragraph" style:parent-style-name="Text_20_body">
      <style:text-properties officeooo:rsid="0015b67b" officeooo:paragraph-rsid="0015b67b"/>
    </style:style>
    <style:style style:name="P29" style:family="paragraph" style:parent-style-name="Text_20_body">
      <style:text-properties officeooo:rsid="00176778" officeooo:paragraph-rsid="00176778"/>
    </style:style>
    <style:style style:name="P30" style:family="paragraph" style:parent-style-name="Text_20_body">
      <style:text-properties officeooo:rsid="001edf78" officeooo:paragraph-rsid="001edf78"/>
    </style:style>
    <style:style style:name="P31" style:family="paragraph" style:parent-style-name="Text_20_body">
      <style:text-properties officeooo:paragraph-rsid="001edf78"/>
    </style:style>
    <style:style style:name="T1" style:family="text">
      <style:text-properties officeooo:rsid="0002f4a0"/>
    </style:style>
    <style:style style:name="T2" style:family="text">
      <style:text-properties fo:font-style="italic" officeooo:rsid="0002f4a0" style:font-style-asian="italic" style:font-style-complex="italic"/>
    </style:style>
    <style:style style:name="T3" style:family="text">
      <style:text-properties fo:font-style="italic" fo:font-weight="bold" officeooo:rsid="0005798e" style:font-style-asian="italic" style:font-weight-asian="bold" style:font-style-complex="italic" style:font-weight-complex="bold"/>
    </style:style>
    <style:style style:name="T4" style:family="text">
      <style:text-properties fo:font-style="normal" officeooo:rsid="0002f4a0" style:font-style-asian="normal" style:font-style-complex="normal"/>
    </style:style>
    <style:style style:name="T5" style:family="text">
      <style:text-properties fo:font-style="normal" fo:font-weight="normal" officeooo:rsid="0005798e" style:font-style-asian="normal" style:font-weight-asian="normal" style:font-style-complex="normal" style:font-weight-complex="normal"/>
    </style:style>
    <style:style style:name="T6" style:family="text">
      <style:text-properties officeooo:rsid="0004341a"/>
    </style:style>
    <style:style style:name="T7" style:family="text">
      <style:text-properties officeooo:rsid="00045c2f"/>
    </style:style>
    <style:style style:name="T8" style:family="text">
      <style:text-properties officeooo:rsid="00046330"/>
    </style:style>
    <style:style style:name="T9" style:family="text">
      <style:text-properties officeooo:rsid="0005798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6e0f8" style:font-weight-asian="normal" style:font-weight-complex="normal"/>
    </style:style>
    <style:style style:name="T13" style:family="text">
      <style:text-properties fo:font-weight="normal" officeooo:rsid="00063d00" style:font-weight-asian="normal" style:font-weight-complex="normal"/>
    </style:style>
    <style:style style:name="T14" style:family="text">
      <style:text-properties officeooo:rsid="00063d00"/>
    </style:style>
    <style:style style:name="T15" style:family="text">
      <style:text-properties fo:color="#ffff00" style:font-name="Liberation Mono" fo:font-size="10pt" fo:font-weight="bold" style:font-name-asian="Noto Sans Mono CJK SC" style:font-size-asian="10pt" style:font-name-complex="Liberation Mono" style:font-size-complex="10pt"/>
    </style:style>
    <style:style style:name="T16"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17"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18" style:family="text">
      <style:text-properties fo:color="#ffff00" style:font-name="Liberation Mono" fo:font-weight="bold" officeooo:rsid="001edf78" style:font-name-asian="Noto Sans Mono CJK SC" style:font-name-complex="Liberation Mono"/>
    </style:style>
    <style:style style:name="T19" style:family="text">
      <style:text-properties style:font-name="Liberation Mono" fo:font-size="10pt" fo:font-weight="bold" style:font-size-asian="10pt" style:font-weight-asian="bold" style:font-size-complex="10pt" style:font-weight-complex="bold"/>
    </style:style>
    <style:style style:name="T20" style:family="text">
      <style:text-properties style:font-name="Liberation Mono" fo:font-size="10pt" fo:font-weight="bold" officeooo:rsid="0015ab7b" style:font-size-asian="10pt" style:font-weight-asian="bold" style:font-size-complex="10pt" style:font-weight-complex="bold"/>
    </style:style>
    <style:style style:name="T21" style:family="text">
      <style:text-properties officeooo:rsid="0015ab7b"/>
    </style:style>
    <style:style style:name="T22" style:family="text">
      <style:text-properties officeooo:rsid="00176778"/>
    </style:style>
    <style:style style:name="T23" style:family="text">
      <style:text-properties style:text-line-through-style="solid" style:text-line-through-type="single" officeooo:rsid="00176778"/>
    </style:style>
    <style:style style:name="T24" style:family="text">
      <style:text-properties style:text-line-through-style="none" style:text-line-through-type="none"/>
    </style:style>
    <style:style style:name="T25" style:family="text">
      <style:text-properties style:text-line-through-style="none" style:text-line-through-type="none" officeooo:rsid="00176778"/>
    </style:style>
    <style:style style:name="T26" style:family="text">
      <style:text-properties style:text-line-through-style="none" style:text-line-through-type="none" officeooo:rsid="001edf78"/>
    </style:style>
    <style:style style:name="T27" style:family="text">
      <style:text-properties officeooo:rsid="001edf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7">S</text:span>tore Migration</text:p>
      <text:h text:style-name="P3" text:outline-level="1">Introduction</text:h>
      <text:p text:style-name="P1"><text:span text:style-name="T1">The </text:span><text:span text:style-name="T7">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2">i.e.</text:span><text:span text:style-name="T4"> single use)</text:span><text:span text:style-name="T1">, resulting in hundreds of thousands of “clients” </text:span><text:span text:style-name="T6">= one for every time a user logs in</text:span><text:span text:style-name="T1"> In that case, the system is overwhelmed and performance slows dramatically. </text:span></text:p>
      <text:p text:style-name="P15">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4" text:outline-level="1">The FSMigration tool</text:h>
      <text:p text:style-name="P2">This is a separate jar that is downloadable from GitHub. <text:s/>It runs at the command line and takes various arguments and does various things. In a nutshell the sequence is</text:p>
      <text:list xml:id="list952572116" text:style-name="L1">
        <text:list-item>
          <text:p text:style-name="P18">Take the original source FileStore </text:p>
        </text:list-item>
        <text:list-item>
          <text:p text:style-name="P18">Create a migration database (using Derby) that ingests every entry in the FileStore. <text:span text:style-name="T8">You do not need to install anything for Derby! This is done automatically. </text:span></text:p>
        </text:list-item>
        <text:list-item>
          <text:p text:style-name="P17"><text:span text:style-name="T3">Ingest</text:span><text:span text:style-name="T7"> entries </text:span><text:span text:style-name="T9">into a helper database located in the original filestore. This is relatively fast and just reads directly from disk as a first pass.</text:span></text:p>
        </text:list-item>
        <text:list-item>
          <text:p text:style-name="P17"><text:span text:style-name="T3">Migrate </text:span><text:span text:style-name="T5">the </text:span><text:span text:style-name="T7">in batches to the new SQL store (which can be any supported SQL store). </text:span></text:p>
        </text:list-item>
        <text:list-item>
          <text:p text:style-name="P18">Allow for reports on what was imported. <text:span text:style-name="T8">Since it is assumed you do not want to install Derby itself, this takes the place of doing direct queries.</text:span></text:p>
        </text:list-item>
        <text:list-item>
          <text:p text:style-name="P16"><text:span text:style-name="T7">Allow for </text:span><text:span text:style-name="T8">deleting </text:span><text:span text:style-name="T7">the migration database.</text:span></text:p>
        </text:list-item>
      </text:list>
      <text:p text:style-name="P24"><text:span text:style-name="T8">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span></text:p>
      <text:h text:style-name="Heading_20_2" text:outline-level="2"><text:span text:style-name="T21">Initial </text:span>Prerequisites</text:h>
      <text:list xml:id="list2073904433" text:style-name="L3">
        <text:list-item>
          <text:p text:style-name="P27"><text:span text:style-name="T21">The file store exists. There is not a directory named </text:span><text:span text:style-name="T20">ingest</text:span>. <text:span text:style-name="T21">This will be created and managed.</text:span></text:p>
        </text:list-item>
        <text:list-item>
          <text:p text:style-name="P26"><text:soft-page-break/>The target store<text:span text:style-name="T20"> </text:span><text:span text:style-name="T21">may or may not exist. If it does not exist, then it will be created.</text:span></text:p>
        </text:list-item>
        <text:list-item>
          <text:p text:style-name="P25">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P5" text:outline-level="2">Running the tool</text:h>
      <text:p text:style-name="P29">The tool is named fs-migrate.jar and is an executable jar. Starting it with no parameters shows the help:</text:p>
      <text:p text:style-name="P12"><text:span text:style-name="T22">java -</text:span>jar fs-<text:span text:style-name="T25">migrate.jar</text:span></text:p>
      <text:p text:style-name="P11"><text:span text:style-name="T24">(help is printed)</text:span></text:p>
      <text:p text:style-name="Text_20_body"><text:s/><text:span text:style-name="T22">If you want to create the target database directly, then run</text:span></text:p>
      <text:p text:style-name="P12"><text:span text:style-name="T22">java -</text:span>jar fs<text:span text:style-name="T23">-</text:span><text:span text:style-name="T25">migrate.jar -src … -</text:span><text:span text:style-name="T26">setup</text:span></text:p>
      <text:p text:style-name="P28"/>
      <text:p text:style-name="P30">Make sure the -src is set and use </text:p>
      <text:p text:style-name="P28">The ingestion phase – reading the file store and creating a database of entries so that the migration can be managed – is assumed to be atomic. That is to say, if the ingest database is found to exist, it is assumed to be complete. If the ingestion is interrupted, delete the database. Once the ingestio phase is over, the system will try to migrate the entries and uses the ingestion database to track progress, hence the tool can be stopped and restarted and it should just resume.</text:p>
      <text:p text:style-name="P24"/>
      <text:p text:style-name="P24"><text:span text:style-name="T9">Typical output from ingestion is (line breaks added for readability)</text:span></text:p>
      <text:p text:style-name="P7"><text:span text:style-name="T9">j</text:span>ava -jar fs-migrate.jar <text:span text:style-name="T9">\</text:span></text:p>
      <text:p text:style-name="P7"><text:s text:c="2"/>-src <text:span text:style-name="T17">$SRC_CFG</text:span><text:span text:style-name="T9">\</text:span></text:p>
      <text:p text:style-name="P7"><text:s text:c="2"/>-srcName <text:span text:style-name="T17">$SRC_NAME</text:span><text:span text:style-name="T9">\</text:span></text:p>
      <text:p text:style-name="P7"><text:s text:c="2"/>-targetName <text:span text:style-name="T17">$TARGET_NAME</text:span><text:span text:style-name="T9">\</text:span></text:p>
      <text:p text:style-name="P7"><text:s/>-v <text:span text:style-name="T14">\</text:span></text:p>
      <text:p text:style-name="P7"><text:s/>-<text:span text:style-name="T14">showConnect</text:span></text:p>
      <text:p text:style-name="Preformatted_20_Text">No explicit target configuration, using the source configuration for both.</text:p>
      <text:p text:style-name="Preformatted_20_Text">FSMigrationTool database file=/home/ncsa/temp/oa4mp2/fileStore/<text:span text:style-name="T16">ingest</text:span></text:p>
      <text:p text:style-name="Preformatted_20_Text"><text:s text:c="3"/>creating migration database</text:p>
      <text:p text:style-name="Preformatted_20_Text"><text:s text:c="3"/>done!</text:p>
      <text:p text:style-name="Preformatted_20_Text">connect 'jdbc:derby:/home/ncsa/temp/oa4mp2/fileStore/<text:span text:style-name="T16">ingest</text:span>;dataEncryption=true;user=oa4mp;bootPassword=Qwertyuiop321;password=Asdfghjkl123';</text:p>
      <text:p text:style-name="Preformatted_20_Text"><text:s text:c="3"/>:starting to ingest </text:p>
      <text:p text:style-name="Preformatted_20_Text"><text:s text:c="3"/>:processing 52639 files from /home/ncsa/temp/oa4mp2/fileStore/adminClients/dataPath.</text:p>
      <text:p text:style-name="Preformatted_20_Text">.........../................\........... <text:s/>52000 <text:s/>files ingested @ 71428 Hz <text:s text:c="4"/></text:p>
      <text:p text:style-name="Preformatted_20_Text"><text:s text:c="3"/>:updating migration database...</text:p>
      <text:p text:style-name="Preformatted_20_Text"><text:s text:c="3"/>: <text:s text:c="6"/>store : adminClients</text:p>
      <text:p text:style-name="Preformatted_20_Text"><text:s text:c="3"/>: <text:s text:c="6"/>total : 52639</text:p>
      <text:p text:style-name="Preformatted_20_Text"><text:s text:c="3"/>: <text:s text:c="3"/>rejected : 0</text:p>
      <text:p text:style-name="Preformatted_20_Text"><text:s text:c="3"/>:update speed : 468 Hz <text:s text:c="4"/></text:p>
      <text:p text:style-name="Preformatted_20_Text"><text:s text:c="3"/>: <text:s text:c="6"/>bytes : 122.9746 MB</text:p>
      <text:p text:style-name="P8"><text:s text:c="3"/>: <text:s/>total time : 1.9150 min.</text:p>
      <text:p text:style-name="P8"><text:s text:c="3"/>:processing 653463 files from /home/ncsa/temp/oa4mp2/fileStore/clients/dataPath.</text:p>
      <text:p text:style-name="Preformatted_20_Text">...............\......../............... <text:s/>653000 <text:s/>files ingested @ 76923 Hz <text:s text:c="4"/></text:p>
      <text:p text:style-name="Preformatted_20_Text"><text:s text:c="3"/>:updating migration database…</text:p>
      <text:p text:style-name="P9"><text:soft-page-break/><text:span text:style-name="T16"><text:s text:c="3"/>: <text:s text:c="6"/>store : clients</text:span></text:p>
      <text:p text:style-name="P9"><text:span text:style-name="T16"><text:s text:c="3"/>: <text:s text:c="6"/>total : 653463</text:span></text:p>
      <text:p text:style-name="P9"><text:span text:style-name="T16"><text:s text:c="3"/>: <text:s text:c="3"/>rejected : 1</text:span></text:p>
      <text:p text:style-name="P9"><text:span text:style-name="T16"><text:s text:c="3"/>:update speed : 441 Hz <text:s text:c="4"/></text:span></text:p>
      <text:p text:style-name="P9"><text:span text:style-name="T16"><text:s text:c="3"/>: <text:s text:c="6"/>bytes : 1.5249 GB</text:span></text:p>
      <text:p text:style-name="P9"><text:span text:style-name="T16"><text:s text:c="3"/>: <text:s/>total time : 25.0500 min.</text:span></text:p>
      <text:p text:style-name="P9"><text:span text:style-name="T16"><text:s text:c="3"/>: <text:s text:c="3"/>file not found:1</text:span></text:p>
      <text:p text:style-name="P9"><text:span text:style-name="T16"><text:s text:c="3"/>:processing 114027 files </text:span></text:p>
      <text:p text:style-name="P10"><text:span text:style-name="T16">(</text:span><text:span text:style-name="T15">lots more, then a final ingestion summary)</text:span></text:p>
      <text:p text:style-name="P10"><text:span text:style-name="T15"/></text:p>
      <text:p text:style-name="P10"><text:span text:style-name="T15"><text:s text:c="2"/>:elapsed ingestion time : 35.9222 min.</text:span></text:p>
      <text:p text:style-name="P10"><text:span text:style-name="T15"><text:s text:c="2"/>: <text:s text:c="5"/>total file count : 834840</text:span></text:p>
      <text:p text:style-name="P10"><text:span text:style-name="T15"><text:s text:c="2"/>: <text:s text:c="6"/>total bad files : 2</text:span></text:p>
      <text:p text:style-name="P10"><text:span text:style-name="T15"><text:s text:c="2"/>: <text:s text:c="5"/>total byte count : 1708480061</text:span></text:p>
      <text:p text:style-name="Text_20_body"/>
      <text:p text:style-name="P19">Things to note</text:p>
      <text:list xml:id="list981337191" text:style-name="L2">
        <text:list-item>
          <text:p text:style-name="P20">-showConnect means the connection string to the ingestion database is shown. If you have Derby installed and want to use their command line <text:span text:style-name="T10">ij </text:span><text:span text:style-name="T11">tool to snoop, you can</text:span></text:p>
        </text:list-item>
        <text:list-item>
          <text:p text:style-name="P20"><text:span text:style-name="T11">There is a status bar that allows you to watch the ingestion. This can be turned off.</text:span></text:p>
        </text:list-item>
        <text:list-item>
          <text:p text:style-name="P20"><text:span text:style-name="T11">Each store is ingested and stats for that are displayed.</text:span></text:p>
        </text:list-item>
        <text:list-item>
          <text:p text:style-name="P21"><text:span text:style-name="T11">If you have upkeep logic in the target store, that will be applied in the next phase. Ingestion is strictly to grab every file name in the store and set up a system to track migrating it.</text:span></text:p>
        </text:list-item>
        <text:list-item>
          <text:p text:style-name="P23"><text:span text:style-name="T12">The ingestion database is made. This is atomic in the sense that if it exists it is assumed to be intact. If for some reason the process fails, you will have to remove it and its directory, here<text:line-break/></text:span><text:span text:style-name="T19">/home/ncsa/temp/oa4mp2/fileStore/ingest</text:span><text:span text:style-name="T12"> </text:span><text:span text:style-name="T13"><text:s/></text:span></text:p>
        </text:list-item>
      </text:list>
      <text:p text:style-name="P19"><text:span text:style-name="T11"/></text:p>
      <text:p text:style-name="P22"><text:span text:style-name="T11">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span></text:p>
      <text:h text:style-name="P6" text:outline-level="2">Migration</text:h>
      <text:p text:style-name="P31"><text:span text:style-name="T27">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looks like</text:span></text:p>
      <text:p text:style-name="P14"><text:span text:style-name="T9">j</text:span>ava -jar fs-migrate.jar <text:span text:style-name="T9">\</text:span></text:p>
      <text:p text:style-name="P14"><text:s text:c="2"/>-src <text:span text:style-name="T18">$SRC_CFG</text:span><text:span text:style-name="T9">\</text:span></text:p>
      <text:p text:style-name="P14"><text:s text:c="2"/>-srcName <text:span text:style-name="T18">$SRC_NAME</text:span><text:span text:style-name="T9">\</text:span></text:p>
      <text:p text:style-name="P14"><text:s text:c="2"/>-targetName <text:span text:style-name="T18">$TARGET_NAME</text:span><text:span text:style-name="T9">\</text:span></text:p>
      <text:p text:style-name="P14"><text:s/>-v </text:p>
      <text:p text:style-name="P14">No explicit target configuration, using the source configuration for both.</text:p>
      <text:p text:style-name="P14">target database connection string:</text:p>
      <text:p text:style-name="P14">FSMigrationTool database file=/home/ncsa/temp/oa4mp2/fileStore/ingest</text:p>
      <text:p text:style-name="P14"><text:soft-page-break/>ingest database exists</text:p>
      <text:p text:style-name="P13"><text:s text:c="2"/>:starting to migrate...</text:p>
      <text:p text:style-name="P13"><text:s text:c="2"/>:starting to migrate 458462 items for clients</text:p>
      <text:p text:style-name="P13">/......................................\ <text:s/>40100 8% of files migrated in clients @ 51 Hz upkept=39281 </text:p>
      <text:p text:style-name="Text_20_body"/>
      <text:p text:style-name="P30">In this case, the upkeep rules are being applied and out of 40100 files, 39281 are exclu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13T13:13:21.038871468</dc:date>
    <meta:editing-duration>PT1H3M2S</meta:editing-duration>
    <meta:editing-cycles>9</meta:editing-cycles>
    <meta:generator>LibreOffice/6.4.7.2$Linux_X86_64 LibreOffice_project/40$Build-2</meta:generator>
    <meta:document-statistic meta:table-count="0" meta:image-count="0" meta:object-count="0" meta:page-count="4" meta:paragraph-count="85" meta:word-count="1132" meta:character-count="7079" meta:non-whitespace-character-count="5848"/>
  </office:meta>
</office:document-meta>
</file>